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fo:font-weight="normal" style:font-weight-asian="normal" style:font-weight-complex="normal"/>
    </style:style>
    <style:style style:name="P4" style:family="paragraph" style:parent-style-name="Standard" style:list-style-name="L2">
      <style:text-properties style:font-name="Arial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erta-Projektbeleg SoSe 2015 Richard Remus, Claus Holland</text:p>
      <text:p text:style-name="P1"/>
      <text:p text:style-name="P1"><text:span text:style-name="T1">Anforderung: </text:span>15-20 Seiten, inkl Abbildungen, Schriftgröße 12-13, Zeilenabstand wissenschaftlich, also 1.5</text:p>
      <text:p text:style-name="P1"/>
      <text:p text:style-name="P2">Aufgaben:</text:p>
      <text:p text:style-name="P1">1. Einen geeigneten Datensatz wählen</text:p>
      <text:p text:style-name="P1">2. Explorative Datenanalyse durchführen</text:p>
      <text:p text:style-name="P1">3. Data Mining/Data Wrangling (Clean, Transform, Merge, Reshape)</text:p>
      <text:p text:style-name="P1">4. Feature Engineering</text:p>
      <text:p text:style-name="P1">5. Klassifikatoren testen, mehrere Klassifikatoren ausprobieren und die besten bezüglich</text:p>
      <text:p text:style-name="P1">einer bestimmten Fragestellung bewerten</text:p>
      <text:p text:style-name="P1">6. Evaluation der Ergebnisse (positiv, negativ, Verbesserungsmöglichkeiten)</text:p>
      <text:p text:style-name="P1"/>
      <text:p text:style-name="P2">zu 1.: Vorschlag Datensatz Kreditwürdigkeit</text:p>
      <text:p text:style-name="P1"><text:a xlink:type="simple" xlink:href="https://www.kaggle.com/c/GiveMeSomeCredit" text:style-name="Internet_20_link" text:visited-style-name="Visited_20_Internet_20_Link">https://www.kaggle.com/c/GiveMeSomeCredit</text:a></text:p>
      <text:p text:style-name="P1">- Ziel: Wahrscheinlichkeit von Zahlungsproblemen bei der Bedienung eines Kredits </text:p>
      <text:p text:style-name="P1">feststellen ("financial distress")</text:p>
      <text:p text:style-name="P1">- Analyse anhand von Kreditnehmer-Datensätzen</text:p>
      <text:p text:style-name="P1">- Vorhersage, welche "typischen" Personen sich mit hoher Wahrscheinlichkeit zu Problemfällen für Banken (Kreditgeber) entwickeln</text:p>
      <text:p text:style-name="P1">- man kann also viele Mekrmale betarchten, unsinnge aussortieren</text:p>
      <text:p text:style-name="P1">- hoher Datensatz von 250,000 Menschen, also Potenzial fehlerhafte Datensätze zu entfernen, ohne zu viel "Rauschen" in die Analyse zu bringen</text:p>
      <text:p text:style-name="P1">- Daten sind gut aufbereitet</text:p>
      <text:p text:style-name="P1"/>
      <text:p text:style-name="P2">zu 2.:</text:p>
      <text:p text:style-name="P3">- Lerne den Datensatz kennen</text:p>
      <text:p text:style-name="P1">- Ermittlung wichtiger Werte</text:p>
      <text:p text:style-name="P1">- Ermittlung irrelevanter Werte (kaum, da die gegebenen Werte sich bereits auf finanzielle </text:p>
      <text:p text:style-name="P1">Abhängigkeiten beziehen)</text:p>
      <text:p text:style-name="P1">- verschiedene Visualisierungen (Histogramme, Boxplot...PANDAS-Plots)</text:p>
      <text:p text:style-name="P1"/>
      <text:p text:style-name="P1">Ideen:</text:p>
      <text:p text:style-name="P1"><text:a xlink:type="simple" xlink:href="http://greenteapress.com/thinkstats2/thinkstats2.pdf" text:style-name="Internet_20_link" text:visited-style-name="Visited_20_Internet_20_Link">http://greenteapress.com/thinkstats2/thinkstats2.pdf</text:a></text:p>
      <text:p text:style-name="P1"><text:a xlink:type="simple" xlink:href="http://www.itl.nist.gov/div898/handbook/index.htm" text:style-name="Internet_20_link" text:visited-style-name="Visited_20_Internet_20_Link">http://www.itl.nist.gov/div898/handbook/index.htm</text:a></text:p>
      <text:p text:style-name="P1"/>
      <text:p text:style-name="P1">The primary goal of EDA is to maximize the analyst's insight into a data set and into the underlying structure of a data set, while providing all of the specific items that an analyst would want to extract from a data set, such as: </text:p>
      <text:list xml:id="list944886837177602222" text:style-name="L1">
        <text:list-item>
          <text:p text:style-name="P6">a good-fitting, parsimonious model </text:p>
        </text:list-item>
        <text:list-item>
          <text:p text:style-name="P6">a list of outliers </text:p>
        </text:list-item>
        <text:list-item>
          <text:p text:style-name="P6">a sense of robustness of conclusions </text:p>
        </text:list-item>
        <text:list-item>
          <text:p text:style-name="P6">estimates for parameters </text:p>
        </text:list-item>
        <text:list-item>
          <text:p text:style-name="P6">uncertainties for those estimates </text:p>
        </text:list-item>
        <text:list-item>
          <text:p text:style-name="P6">a ranked list of important factors </text:p>
        </text:list-item>
        <text:list-item>
          <text:p text:style-name="P6">conclusions as to whether individual factors are statistically significant </text:p>
        </text:list-item>
        <text:list-item>
          <text:p text:style-name="P5">optimal settings </text:p>
        </text:list-item>
      </text:list>
      <text:p text:style-name="P2">Mögliche ToDos:</text:p>
      <text:list xml:id="list139034653114092121" text:style-name="L2">
        <text:list-item>
          <text:p text:style-name="P4">Wie ist die Altersverteilung beim financial distress (dictionary: Zeile 6,10,12)</text:p>
        </text:list-item>
        <text:list-item>
          <text:p text:style-name="P4">Welches Einkommen haben die schlimmen Schuldner (Ist es ein arme Leute Problem, oder ein Mittelstandsproblem?, Auch reiche Leute könnten versuchen, <text:soft-page-break/>sich aus Krediten mit Hilfe ihrer Anwälte herauszuklagen....)</text:p>
        </text:list-item>
        <text:list-item>
          <text:p text:style-name="P4">Wo gibt es viele fehlende Angaben?</text:p>
        </text:list-item>
        <text:list-item>
          <text:p text:style-name="P4">Welche von den 3 genantne financial distresses (Zeile 6,10,12) komm am häufigsten vor, bereitet den Banken am meisten Probleme?</text:p>
        </text:list-item>
        <text:list-item>
          <text:p text:style-name="P4">Sind die Leute häufig mit ihren Raten im Rückstand? Oder einmal und nie wieder? wieder?</text:p>
        </text:list-item>
        <text:list-item>
          <text:p text:style-name="P4">Was passiert, wenn wir einzelne Werte modifizieren? (Geht dann schon in richtung Data Cleaning)</text:p>
        </text:list-item>
        <text:list-item>
          <text:p text:style-name="P4">Gibt es (schienbar) sehr aussagekräftige Merkmale? </text:p>
        </text:list-item>
        <text:list-item>
          <text:p text:style-name="P4">Gibt es Aussreißer?</text:p>
        </text:list-item>
        <text:list-item>
          <text:p text:style-name="P4">Gibt es Muster?</text:p>
        </text:list-item>
      </text:list>
      <text:p text:style-name="P1"/>
      <text:p text:style-name="P2">Geeignete Darstellungsformen:</text:p>
      <text:p text:style-name="P1"><text:a xlink:type="simple" xlink:href="http://www.itl.nist.gov/div898/handbook/eda/section1/eda17.htm" text:style-name="Internet_20_link" text:visited-style-name="Visited_20_Internet_20_Link">http://www.itl.nist.gov/div898/handbook/eda/section1/eda17.htm</text:a></text:p>
      <text:p text:style-name="P1"/>
      <text:p text:style-name="P2">Als nicht finanzielle Variablen haben wir vor allem Alter und Anzahl von Haushaltsmitgliedern.</text:p>
      <text:p text:style-name="P2">Was steht nicht in dne Daten, was wir aber eigentlich gebrauchen könnten und somit die Zahl möglicher Hypothesen einschränkt?</text:p>
      <text:p text:style-name="P2">Müssen wir bereits für die explorative Analyse Metriken anpassen und umrechnen, damit die Plotter damit etwas anfangen können?</text:p>
      <text:p text:style-name="P2"/>
      <text:p text:style-name="P1"/>
      <text:p text:style-name="P1"/>
      <text:p text:style-name="P1"/>
      <text:p text:style-name="P1"/>
      <text:p text:style-name="P2">zu 3.: Verwenden von Pandas</text:p>
      <text:p text:style-name="P1">- abhängig von den möglichen Klassifizierungsalgorithmen</text:p>
      <text:p text:style-name="P1">- z.B. NAN-Werte umwandlen in mean ode rmedian (Vorsicht: Datenverfälschung)</text:p>
      <text:p text:style-name="P1">- fhelerhafte Datensätze kann man auch entfernen, wenn man genügend besitzt</text:p>
      <text:p text:style-name="P1">- </text:p>
      <text:p text:style-name="P1"/>
      <text:p text:style-name="P1"/>
      <text:p text:style-name="P2">zu5.:</text:p>
      <text:p text:style-name="P1">- bei der Verwendung eines Decision-Trees mehrere Merkmale untersuchen</text:p>
      <text:p text:style-name="P1"/>
      <text:p text:style-name="P2">zu6.:</text:p>
      <text:p text:style-name="P1">https://moodle.htw-berlin.de/pluginfile.php/216933/mod_resource/content/1/kontingenz-tabellen.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M4S</meta:editing-duration>
    <meta:editing-cycles>10</meta:editing-cycles>
    <meta:generator>OpenOffice/4.1.1$Win32 OpenOffice.org_project/411m6$Build-9775</meta:generator>
    <dc:date>2015-07-05T21:49:30.25</dc:date>
    <meta:document-statistic meta:table-count="0" meta:image-count="0" meta:object-count="0" meta:page-count="2" meta:paragraph-count="61" meta:word-count="462" meta:character-count="3598"/>
    <meta:user-defined meta:name="Info 1"/>
    <meta:user-defined meta:name="Info 2"/>
    <meta:user-defined meta:name="Info 3"/>
    <meta:user-defined meta:name="Info 4"/>
  </office:meta>
</office:document-meta>
</file>